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cccc" draw:marker-start-width="0.35cm" draw:marker-end-width="0.35cm" draw:fill="solid" draw:fill-color="#eeeeee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66" draw:marker-start-width="0.35cm" draw:marker-end-width="0.35cm" draw:fill="solid" draw:fill-color="#cccccc" draw:textarea-horizontal-align="left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333333" draw:marker-start-width="0.35cm" draw:marker-end-width="0.35cm" draw:fill="solid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Droid Sans"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style:font-name="Droid Sans" fo:font-size="16pt" style:font-size-asian="16pt" style:font-size-complex="16pt"/>
    </style:style>
    <style:style style:name="P3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roid Sans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style:font-name="Droid Sans Mono"/>
    </style:style>
    <style:style style:name="T1" style:family="text">
      <style:text-properties style:font-name="Droid Sans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Droid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Droid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4.3cm" svg:x="0.2cm" svg:y="0.2cm">
          <text:p text:style-name="P1"><text:span text:style-name="T1">Reuse 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201cm" svg:height="12.7cm" svg:x="12.8cm" svg:y="1.4cm">
          <text:p text:style-name="P2"><text:span text:style-name="T2">Reference Group :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2cm" svg:height="12.7cm" svg:x="0.4cm" svg:y="1.4cm">
          <text:p text:style-name="P2"><text:span text:style-name="T2">Reference Group :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601cm" svg:height="4.4cm" svg:x="13.1cm" svg:y="2.5cm">
          <text:p text:style-name="P4"><text:span text:style-name="T3">UGS : (1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599cm" svg:height="4.4cm" svg:x="6.701cm" svg:y="2.5cm">
          <text:p text:style-name="P5"><text:span text:style-name="T3">UGS : (2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599cm" svg:height="11.2cm" svg:x="0.701cm" svg:y="2.5cm">
          <text:p text:style-name="P5"><text:span text:style-name="T3">UGS : (1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cm" svg:height="3cm" svg:x="1cm" svg:y="6.9cm">
          <text:p text:style-name="P6"><text:span text:style-name="T4">A[i-1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cm" svg:height="3cm" svg:x="1cm" svg:y="10.3cm">
          <text:p text:style-name="P6"><text:span text:style-name="T4">A[i+1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cm" svg:height="3cm" svg:x="7cm" svg:y="3.5cm">
          <text:p text:style-name="P6"><text:span text:style-name="T4">A[2*i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024cm" svg:height="3cm" svg:x="13.4cm" svg:y="3.5cm">
          <text:p text:style-name="P6"><text:span text:style-name="T4">B[i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cm" svg:height="3cm" svg:x="1cm" svg:y="3.5cm">
          <text:p text:style-name="P6"><text:span text:style-name="T4">A[i][j]</text:span></text:p>
          <text:p text:style-name="P6"><text:span text:style-name="T4">A[i][j-1]</text:span></text:p>
          <text:p text:style-name="P6"><text:span text:style-name="T4">A[i][j+1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9.4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1:19:45.654870355</meta:creation-date>
    <dc:date>2015-06-08T11:55:44.585806670</dc:date>
    <meta:editing-duration>PT28M25S</meta:editing-duration>
    <meta:editing-cycles>7</meta:editing-cycles>
    <meta:generator>LibreOffice/4.2.8.2$Linux_x86 LibreOffice_project/420m0$Build-2</meta:generator>
    <meta:document-statistic meta:object-count="11"/>
  </office:meta>
</office:document-meta>
</file>